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DE PUNTOS EN WORLD PUZZLES (0.2.0)</text:p>
      <text:p text:style-name="Standard"/>
      <text:p text:style-name="Standard">Ceuta – 1.201 puntos (1182 + 1275 + 1148)</text:p>
      <text:p text:style-name="Standard">Melilla – <text:s/>2.197 puntos (2320 + 2214 + 2059)</text:p>
      <text:p text:style-name="Standard">Málaga – <text:s/>2.725 puntos (2786 + 2975 + 2414)</text:p>
      <text:p text:style-name="Standard">Segovia – <text:s/>2.868 puntos (3001 + 2864 + 2740)</text:p>
      <text:p text:style-name="Standard">Granada – <text:s/>3.553 puntos (4376 + 3717 + 2567)</text:p>
      <text:p text:style-name="Standard">Sevilla – <text:s/>4.226 puntos (5538 + 3260 + 388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xi Santos Rivas</meta:initial-creator>
    <meta:creation-date>2017-04-03T17:25:26.53</meta:creation-date>
    <dc:date>2017-04-03T19:40:10.25</dc:date>
    <dc:creator>Patxi Santos Rivas</dc:creator>
    <meta:editing-duration>PT1H58M4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7" meta:word-count="61" meta:character-count="305"/>
  </office:meta>
</office:document-meta>
</file>